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2070000009519ACD67F.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style:font-size-asian="10.5pt" style:font-style-asian="normal" style:font-style-complex="normal"/>
    </style:style>
    <style:style style:name="P13" style:family="paragraph" style:parent-style-name="Standard">
      <style:text-properties fo:font-size="10pt" fo:language="en" fo:country="US" style:font-size-asian="10pt" style:font-size-complex="10pt"/>
    </style:style>
    <style:style style:name="P14" style:family="paragraph" style:parent-style-name="Standard">
      <style:text-properties fo:font-size="10pt" fo:language="en" fo:country="US" fo:font-style="normal" style:font-size-asian="10pt" style:font-style-asian="normal" style:font-size-complex="10pt"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size="11pt" fo:language="en" fo:country="US" style:font-size-asian="11pt" style:font-size-complex="11pt"/>
    </style:style>
    <style:style style:name="P20" style:family="paragraph" style:parent-style-name="Standard">
      <style:text-properties fo:font-size="11pt" fo:language="en" fo:country="US" fo:font-style="normal" style:font-size-asian="11pt" style:font-style-asian="normal" style:font-size-complex="11pt" style:font-style-complex="normal"/>
    </style:style>
    <style:style style:name="P21" style:family="paragraph" style:parent-style-name="Standard">
      <style:text-properties style:font-name="Courier New" fo:font-style="normal" style:font-style-asian="normal" style:font-style-complex="normal"/>
    </style:style>
    <style:style style:name="P22" style:family="paragraph" style:parent-style-name="Text_20_body">
      <style:text-properties fo:language="en" fo:country="US"/>
    </style:style>
    <style:style style:name="P23" style:family="paragraph" style:parent-style-name="Text_20_body">
      <style:text-properties fo:language="en" fo:country="US" fo:font-style="normal" style:font-style-asian="normal" style:font-style-complex="normal"/>
    </style:style>
    <style:style style:name="P24" style:family="paragraph" style:parent-style-name="Text_20_body">
      <style:text-properties fo:language="en" fo:country="US" fo:font-weight="bold" style:font-weight-asian="bold" style:font-weight-complex="bold"/>
    </style:style>
    <style:style style:name="P25" style:family="paragraph" style:parent-style-name="Text_20_body">
      <style:text-properties fo:language="en" fo:country="US" fo:font-weight="normal" style:font-weight-asian="normal" style:font-weight-complex="normal"/>
    </style:style>
    <style:style style:name="P26" style:family="paragraph" style:parent-style-name="Text_20_body">
      <style:text-properties fo:font-size="10pt" fo:language="en" fo:country="US" style:font-size-asian="10pt" style:font-size-complex="10pt"/>
    </style:style>
    <style:style style:name="P27" style:family="paragraph" style:parent-style-name="Text_20_body">
      <style:text-properties fo:font-size="10pt" fo:language="en" fo:country="US" fo:font-style="normal" style:font-size-asian="10pt" style:font-style-asian="normal" style:font-size-complex="10pt" style:font-style-complex="normal"/>
    </style:style>
    <style:style style:name="P28" style:family="paragraph" style:parent-style-name="Text_20_body">
      <style:text-properties fo:font-size="10pt" style:font-size-asian="10pt" style:font-size-complex="10pt"/>
    </style:style>
    <style:style style:name="P29" style:family="paragraph" style:parent-style-name="Text_20_body">
      <style:text-properties fo:font-size="11pt" style:font-size-asian="11pt" style:font-size-complex="11pt"/>
    </style:style>
    <style:style style:name="P30" style:family="paragraph" style:parent-style-name="Text_20_body">
      <style:text-properties fo:font-size="11pt" fo:language="en" fo:country="US" fo:font-style="normal" style:font-size-asian="11pt" style:font-style-asian="normal" style:font-size-complex="11pt" style:font-style-complex="normal"/>
    </style:style>
    <style:style style:name="P31" style:family="paragraph" style:parent-style-name="Text_20_body">
      <style:text-properties fo:font-size="11pt" fo:language="en" fo:country="US" style:font-size-asian="11pt" style:font-size-complex="11pt"/>
    </style:style>
    <style:style style:name="P32" style:family="paragraph" style:parent-style-name="Text_20_body">
      <style:text-properties fo:font-style="normal" style:font-style-asian="normal" style:font-style-complex="normal"/>
    </style:style>
    <style:style style:name="P33" style:family="paragraph" style:parent-style-name="Standard">
      <style:paragraph-properties fo:margin-left="1.251cm" fo:margin-right="0cm" fo:text-indent="0cm" style:auto-text-indent="false"/>
      <style:text-properties style:font-name="Courier New"/>
    </style:style>
    <style:style style:name="P34" style:family="paragraph" style:parent-style-name="Standard">
      <style:paragraph-properties fo:margin-left="0cm" fo:margin-right="0cm" fo:text-indent="0cm" style:auto-text-indent="false"/>
      <style:text-properties style:font-name="Courier New"/>
    </style:style>
    <style:style style:name="P35" style:family="paragraph" style:parent-style-name="Contents_20_Heading">
      <style:paragraph-properties fo:break-before="page"/>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Heading_20_1">
      <style:text-properties fo:language="en" fo:country="US" fo:font-style="normal" style:font-style-asian="normal" style:font-style-complex="normal"/>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fo:language="en" fo:country="US"/>
    </style:style>
    <style:style style:name="P41" style:family="paragraph" style:parent-style-name="Heading_20_2">
      <style:text-properties fo:language="en" fo:country="US"/>
    </style:style>
    <style:style style:name="P42" style:family="paragraph" style:parent-style-name="Heading_20_2">
      <style:text-properties fo:language="en" fo:country="US" fo:font-style="normal" style:font-style-asian="normal" style:font-style-complex="normal"/>
    </style:style>
    <style:style style:name="P43" style:family="paragraph" style:parent-style-name="Heading_20_2">
      <style:text-properties fo:font-style="normal" style:font-style-asian="normal" style:font-style-complex="normal"/>
    </style:style>
    <style:style style:name="P44" style:family="paragraph" style:parent-style-name="Text_20_body">
      <style:text-properties fo:language="en" fo:country="US"/>
    </style:style>
    <style:style style:name="P45" style:family="paragraph" style:parent-style-name="Text_20_body" style:list-style-name="L1">
      <style:text-properties fo:language="en" fo:country="US" fo:font-style="normal" style:font-style-asian="normal" style:font-style-complex="normal"/>
    </style:style>
    <style:style style:name="P46" style:family="paragraph" style:parent-style-name="Text_20_body" style:list-style-name="L2">
      <style:text-properties fo:language="en" fo:country="US"/>
    </style:style>
    <style:style style:name="P47" style:family="paragraph" style:parent-style-name="Text_20_body" style:list-style-name="L7">
      <style:text-properties fo:language="en" fo:country="US"/>
    </style:style>
    <style:style style:name="P48" style:family="paragraph" style:parent-style-name="Text_20_body" style:list-style-name="L3">
      <style:text-properties fo:font-size="10pt" fo:language="en" fo:country="US" style:font-size-asian="10pt" style:font-size-complex="10pt"/>
    </style:style>
    <style:style style:name="P49" style:family="paragraph" style:parent-style-name="Text_20_body" style:list-style-name="L4">
      <style:text-properties fo:font-size="10pt" fo:language="en" fo:country="US" style:font-size-asian="10pt" style:font-size-complex="10pt"/>
    </style:style>
    <style:style style:name="P50" style:family="paragraph" style:parent-style-name="Text_20_body" style:list-style-name="L5">
      <style:text-properties fo:font-size="10pt" fo:language="en" fo:country="US" style:font-size-asian="10pt" style:font-size-complex="10pt"/>
    </style:style>
    <style:style style:name="P51" style:family="paragraph" style:parent-style-name="Text_20_body" style:list-style-name="L6">
      <style:text-properties fo:font-size="10pt" fo:language="en" fo:country="US" style:font-size-asian="10pt" style:font-size-complex="10pt"/>
    </style:style>
    <style:style style:name="P52" style:family="paragraph" style:parent-style-name="Text_20_body" style:list-style-name="L8">
      <style:text-properties fo:font-size="10pt" fo:language="en" fo:country="US" style:font-size-asian="10pt" style:font-size-complex="10pt"/>
    </style:style>
    <style:style style:name="P53" style:family="paragraph" style:parent-style-name="Text_20_body" style:list-style-name="L9">
      <style:text-properties fo:font-size="10pt" fo:language="en" fo:country="US" style:font-size-asian="10pt" style:font-size-complex="10pt"/>
    </style:style>
    <style:style style:name="P54" style:family="paragraph" style:parent-style-name="Text_20_body" style:list-style-name="L10">
      <style:text-properties fo:font-size="10pt" fo:language="en" fo:country="US" style:font-size-asian="10pt" style:font-size-complex="10pt"/>
    </style:style>
    <style:style style:name="P55" style:family="paragraph" style:parent-style-name="Text_20_body" style:list-style-name="L12">
      <style:text-properties fo:font-size="10pt" fo:language="en" fo:country="US" style:font-size-asian="10pt" style:font-size-complex="10pt"/>
    </style:style>
    <style:style style:name="P56" style:family="paragraph" style:parent-style-name="Text_20_body" style:list-style-name="L13">
      <style:text-properties fo:font-size="10pt" fo:language="en" fo:country="US" style:font-size-asian="10pt" style:font-size-complex="10pt"/>
    </style:style>
    <style:style style:name="P57" style:family="paragraph" style:parent-style-name="Text_20_body" style:list-style-name="L14">
      <style:text-properties fo:font-size="10pt" fo:language="en" fo:country="US" style:font-size-asian="10pt" style:font-size-complex="10pt"/>
    </style:style>
    <style:style style:name="P58" style:family="paragraph" style:parent-style-name="Text_20_body" style:list-style-name="L15">
      <style:text-properties fo:font-size="10pt" fo:language="en" fo:country="US" style:font-size-asian="10pt" style:font-size-complex="10pt"/>
    </style:style>
    <style:style style:name="P59" style:family="paragraph" style:parent-style-name="Text_20_body" style:list-style-name="L16">
      <style:text-properties fo:font-size="10pt" fo:language="en" fo:country="US" style:font-size-asian="10pt" style:font-size-complex="10pt"/>
    </style:style>
    <style:style style:name="P60" style:family="paragraph" style:parent-style-name="Text_20_body" style:list-style-name="L17">
      <style:text-properties fo:font-size="10pt" fo:language="en" fo:country="US" style:font-size-asian="10pt" style:font-size-complex="10pt"/>
    </style:style>
    <style:style style:name="P61" style:family="paragraph" style:parent-style-name="Text_20_body" style:list-style-name="L18">
      <style:text-properties fo:font-size="10pt" fo:language="en" fo:country="US" style:font-size-asian="10pt" style:font-size-complex="10pt"/>
    </style:style>
    <style:style style:name="P62" style:family="paragraph" style:parent-style-name="Text_20_body" style:list-style-name="L19">
      <style:text-properties fo:font-size="10pt" fo:language="en" fo:country="US" style:font-size-asian="10pt" style:font-size-complex="10pt"/>
    </style:style>
    <style:style style:name="P63" style:family="paragraph" style:parent-style-name="Text_20_body" style:list-style-name="L20">
      <style:text-properties fo:font-size="10pt" fo:language="en" fo:country="US" style:font-size-asian="10pt" style:font-size-complex="10pt"/>
    </style:style>
    <style:style style:name="P64" style:family="paragraph" style:parent-style-name="Text_20_body" style:list-style-name="L21">
      <style:text-properties fo:font-size="10pt" fo:language="en" fo:country="US" style:font-size-asian="10pt" style:font-size-complex="10pt"/>
    </style:style>
    <style:style style:name="P65" style:family="paragraph" style:parent-style-name="Text_20_body" style:list-style-name="L22">
      <style:text-properties fo:font-size="10pt" fo:language="en" fo:country="US" style:font-size-asian="10pt" style:font-size-complex="10pt"/>
    </style:style>
    <style:style style:name="P66" style:family="paragraph" style:parent-style-name="Text_20_body" style:list-style-name="L27">
      <style:text-properties fo:font-size="10pt" fo:language="en" fo:country="US" style:font-size-asian="10pt" style:font-size-complex="10pt"/>
    </style:style>
    <style:style style:name="P67" style:family="paragraph" style:parent-style-name="Text_20_body" style:list-style-name="L28">
      <style:text-properties fo:font-size="10pt" fo:language="en" fo:country="US" style:font-size-asian="10pt" style:font-size-complex="10pt"/>
    </style:style>
    <style:style style:name="P68" style:family="paragraph" style:parent-style-name="Text_20_body" style:list-style-name="L24">
      <style:text-properties fo:font-size="10pt" fo:language="en" fo:country="US" style:font-size-asian="10pt" style:font-size-complex="10pt"/>
    </style:style>
    <style:style style:name="P69" style:family="paragraph" style:parent-style-name="Text_20_body" style:list-style-name="L32">
      <style:text-properties fo:font-size="10pt" fo:language="en" fo:country="US" style:font-size-asian="10pt" style:font-size-complex="10pt"/>
    </style:style>
    <style:style style:name="P70" style:family="paragraph" style:parent-style-name="Text_20_body" style:list-style-name="L33">
      <style:text-properties fo:font-size="10pt" fo:language="en" fo:country="US" style:font-size-asian="10pt" style:font-size-complex="10pt"/>
    </style:style>
    <style:style style:name="P71" style:family="paragraph" style:parent-style-name="Text_20_body" style:list-style-name="L33">
      <style:text-properties fo:font-size="10pt" fo:language="en" fo:country="US" fo:font-style="normal" style:font-size-asian="10pt" style:font-style-asian="normal" style:font-size-complex="10pt" style:font-style-complex="normal"/>
    </style:style>
    <style:style style:name="P72" style:family="paragraph" style:parent-style-name="Text_20_body" style:list-style-name="L34">
      <style:text-properties fo:font-size="10pt" fo:language="en" fo:country="US" fo:font-style="normal" style:font-size-asian="10pt" style:font-style-asian="normal" style:font-size-complex="10pt" style:font-style-complex="normal"/>
    </style:style>
    <style:style style:name="P73" style:family="paragraph" style:parent-style-name="Text_20_body" style:list-style-name="L35">
      <style:text-properties fo:font-size="10pt" fo:language="en" fo:country="US" fo:font-style="normal" style:font-size-asian="10pt" style:font-style-asian="normal" style:font-size-complex="10pt" style:font-style-complex="normal"/>
    </style:style>
    <style:style style:name="P74" style:family="paragraph" style:parent-style-name="Text_20_body" style:list-style-name="L24">
      <style:text-properties fo:font-size="10pt" fo:language="en" fo:country="US" fo:font-style="normal" style:font-size-asian="10pt" style:font-style-asian="normal" style:font-size-complex="10pt" style:font-style-complex="normal"/>
    </style:style>
    <style:style style:name="P75" style:family="paragraph" style:parent-style-name="Text_20_body" style:list-style-name="L11">
      <style:text-properties fo:font-size="10pt" style:font-size-asian="10pt" style:font-size-complex="10pt"/>
    </style:style>
    <style:style style:name="P76" style:family="paragraph" style:parent-style-name="Text_20_body" style:list-style-name="L23">
      <style:text-properties fo:font-size="10pt" style:font-size-asian="10pt" style:font-size-complex="10pt"/>
    </style:style>
    <style:style style:name="P77" style:family="paragraph" style:parent-style-name="Text_20_body" style:list-style-name="L24">
      <style:text-properties fo:font-size="10pt" style:font-size-asian="10pt" style:font-size-complex="10pt"/>
    </style:style>
    <style:style style:name="P78" style:family="paragraph" style:parent-style-name="Text_20_body" style:list-style-name="L25">
      <style:text-properties fo:font-size="10pt" style:font-size-asian="10pt" style:font-size-complex="10pt"/>
    </style:style>
    <style:style style:name="P79" style:family="paragraph" style:parent-style-name="Text_20_body" style:list-style-name="L29">
      <style:text-properties fo:font-size="10pt" style:font-size-asian="10pt" style:font-size-complex="10pt"/>
    </style:style>
    <style:style style:name="P80" style:family="paragraph" style:parent-style-name="Text_20_body" style:list-style-name="L30">
      <style:text-properties fo:font-size="10pt" style:font-size-asian="10pt" style:font-size-complex="10pt"/>
    </style:style>
    <style:style style:name="P81" style:family="paragraph" style:parent-style-name="Text_20_body" style:list-style-name="L31">
      <style:text-properties fo:font-size="10pt" style:font-size-asian="10pt" style:font-size-complex="10pt"/>
    </style:style>
    <style:style style:name="P82" style:family="paragraph" style:parent-style-name="Text_20_body" style:list-style-name="L26"/>
    <style:style style:name="P83" style:family="paragraph">
      <style:paragraph-properties fo:text-align="center"/>
    </style:style>
    <style:style style:name="P84"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font-name="Arial" fo:font-size="14pt" fo:font-weight="bold" style:font-size-asian="14pt" style:font-weight-asian="bold" style:font-size-complex="14pt" style:font-weight-complex="bold"/>
    </style:style>
    <style:style style:name="T14"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5"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graphics13" text:anchor-type="paragraph" svg:x="1.265cm" svg:y="1.295cm" svg:width="13.732cm" svg:height="3.942cm" draw:z-index="17"><draw:image xlink:href="Pictures/10000000000002070000009519ACD67F.png" xlink:type="simple" xlink:show="embed" xlink:actuate="onLoad"/></draw:frame></text:p>
      <text:p text:style-name="P6"/>
      <text:p text:style-name="P6">EntityPlus Manual</text:p>
      <text:p text:style-name="P5">based on version 1.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5">Table of Contents</text:p>
          </text:index-title>
          <text:p text:style-name="P36">Introduction<text:tab/>4</text:p>
          <text:p text:style-name="P36">1 – Changes to the single player game<text:tab/>5</text:p>
          <text:p text:style-name="P37">1.1 – Player spawning and dying<text:tab/>5</text:p>
          <text:p text:style-name="P37">1.2 – Bots as enemies<text:tab/>5</text:p>
          <text:p text:style-name="P37">1.3 – Some other changes<text:tab/>6</text:p>
          <text:p text:style-name="P37">1.4 – Difficulty levels<text:tab/>6</text:p>
          <text:p text:style-name="P37">1.5 – Scoring<text:tab/>7</text:p>
          <text:p text:style-name="P36">2 – New entities<text:tab/>9</text:p>
          <text:p text:style-name="P37">2.1 – func_breakable<text:tab/>9</text:p>
          <text:p text:style-name="P37">2.2 – func_door_rotating<text:tab/>9</text:p>
          <text:p text:style-name="P37">2.3 – holdable_key_*<text:tab/>10</text:p>
          <text:p text:style-name="P37">2.4 – info_backpack<text:tab/>11</text:p>
          <text:p text:style-name="P37">2.5 – info_camera<text:tab/>11</text:p>
          <text:p text:style-name="P37">2.6 – info_waypoint<text:tab/>12</text:p>
          <text:p text:style-name="P37">2.7 – item_armor_vest<text:tab/>12</text:p>
          <text:p text:style-name="P37">2.8 – shooter_bfg<text:tab/>13</text:p>
          <text:p text:style-name="P37">2.9 – target_botremove<text:tab/>13</text:p>
          <text:p text:style-name="P37">2.10 – target_botspawn<text:tab/>13</text:p>
          <text:p text:style-name="P37">2.11 - target_cutscene<text:tab/>15</text:p>
          <text:p text:style-name="P37">2.12 – target_debrisemitter<text:tab/>15</text:p>
          <text:p text:style-name="P37">2.13 – target_earthquake<text:tab/>16</text:p>
          <text:p text:style-name="P37">2.14 – target_effect<text:tab/>16</text:p>
          <text:p text:style-name="P37">2.15 – target_finish<text:tab/>17</text:p>
          <text:p text:style-name="P37">2.16 – target_gravity<text:tab/>17</text:p>
          <text:p text:style-name="P37">2.17 – target_logic<text:tab/>17</text:p>
          <text:p text:style-name="P37">2.18 – target_mapchange<text:tab/>18</text:p>
          <text:p text:style-name="P37">2.19 – target_modify<text:tab/>18</text:p>
          <text:p text:style-name="P37">2.20 – target_music<text:tab/>18</text:p>
          <text:p text:style-name="P37">2.21 – target_objective<text:tab/>18</text:p>
          <text:p text:style-name="P37">2.22 – target_playerspeed<text:tab/>19</text:p>
          <text:p text:style-name="P37">2.23 – target_playerstats<text:tab/>19</text:p>
          <text:p text:style-name="P37">2.24 – target_script<text:tab/>19</text:p>
          <text:p text:style-name="P37">2.25 – target_skill<text:tab/>19</text:p>
          <text:p text:style-name="P37">2.26 – target_unlink<text:tab/>20</text:p>
          <text:p text:style-name="P37">2.27 – target_variable<text:tab/>20</text:p>
          <text:p text:style-name="P37">2.28 – trigger_death<text:tab/>21</text:p>
          <text:p text:style-name="P37">2.29 – trigger_frag<text:tab/>21</text:p>
          <text:p text:style-name="P37">2.30 – trigger_lock<text:tab/>21</text:p>
          <text:p text:style-name="P36">3 – Modified entities<text:tab/>22</text:p>
          <text:p text:style-name="P37">3.1 – worldspawn<text:tab/>22</text:p>
          <text:p text:style-name="P37">3.2 – func_bobbing<text:tab/>23</text:p>
          <text:p text:style-name="P37">3.3 – func_button<text:tab/>23</text:p>
          <text:p text:style-name="P37">3.4 – func_door<text:tab/>23</text:p>
          <text:p text:style-name="P37">3.5 – func_rotating<text:tab/>23</text:p>
          <text:p text:style-name="P37">3.6 – func_static<text:tab/>23</text:p>
          <text:p text:style-name="P37">3.7 – func_timer<text:tab/>23</text:p>
          <text:p text:style-name="P37">3.8 – func_train<text:tab/>24</text:p>
          <text:p text:style-name="P37">3.9 – holdable_teleporter<text:tab/>24</text:p>
          <text:p text:style-name="P37">3.10 – path_corner<text:tab/>24</text:p>
          <text:p text:style-name="P37">3.11 – shooter_*<text:tab/>24</text:p>
          <text:p text:style-name="P37">3.12 – target_delay<text:tab/>24</text:p>
          <text:p text:style-name="P37">3.13 – target_print<text:tab/>24</text:p>
          <text:p text:style-name="P37">3.14 – target_relay<text:tab/>25</text:p>
          <text:p text:style-name="P37">3.15 – target_remove_powerups<text:tab/>25</text:p>
          <text:p text:style-name="P37"><text:soft-page-break/>3.16 – target_speaker<text:tab/>25</text:p>
          <text:p text:style-name="P37">3.17 – trigger_hurt<text:tab/>25</text:p>
          <text:p text:style-name="P37">3.18 – Item pickup entities<text:tab/>25</text:p>
          <text:p text:style-name="P37">3.19 – Spawnpoints <text:tab/>25</text:p>
          <text:p text:style-name="P37">3.20 – targeting entities<text:tab/>26</text:p>
          <text:p text:style-name="P37">3.21 – Constant light on func_* entities<text:tab/>27</text:p>
          <text:p text:style-name="P36">4 – Miscellaneous info for level designers<text:tab/>28</text:p>
          <text:p text:style-name="P37">4.1 – Configuring GtkRadiant<text:tab/>28</text:p>
          <text:p text:style-name="P37">4.2 – Creating ladders<text:tab/>29</text:p>
          <text:p text:style-name="P37">4.3 – Fade-in<text:tab/>29</text:p>
          <text:p text:style-name="P37">4.4 – The effect of sv_maxclients<text:tab/>29</text:p>
          <text:p text:style-name="P37">4.5 – Creating an .arena file for your map<text:tab/>29</text:p>
          <text:p text:style-name="P37">4.6 – Using scripts with target_script<text:tab/>30</text:p>
          <text:p text:style-name="P36">5 – New cvars and console commands<text:tab/>31</text:p>
        </text:index-body>
      </text:table-of-content>
      <text:p text:style-name="Standard"/>
      <text:h text:style-name="P39" text:outline-level="1">Introduction</text:h>
      <text:p text:style-name="P22">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2">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2">This document assumes you have complete knowledge of level design in Quake III Arena using a map editor like GtkRadiant. It assumes you have knowledge of what entities are and how they work.</text:p>
      <text:p text:style-name="P22">Important bits of information that are easily missed within all the text are highlighted through attention boxes. These are separate text boxes that contain important facts in a bigger font.</text:p>
      <text:h text:style-name="P40" text:outline-level="1">1 – Changes to the single player game</text:h>
      <text:p text:style-name="P22">EntityPlus is a single player Quake 3 mod pur sang. This means that Free For All deathmatch, Team Deathmatch, Capture the Flag or any other multiplayer gametypes are not part of EntityPlus. </text:p>
      <text:p text:style-name="P22">Because multiplayer is no part of EntityPlus, multiplayer related options have been removed from all of the in-game menus. Level designers will also notice that the entity definitions no longer have gametype related keys associated to them.</text:p>
      <text:p text:style-name="P22"/>
      <text:h text:style-name="P41" text:outline-level="2">1.1 – Player spawning and dying</text:h>
      <text:p text:style-name="P22">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84" svg:width="4.234cm" svg:height="3.271cm" svg:x="12.375cm" svg:y="-0.108cm"><draw:text-box><text:p text:style-name="P83"><text:span text:style-name="T13">“</text:span><text:span text:style-name="T13">Players respawn at the </text:span><text:span text:style-name="T14">nearest</text:span><text:span text:style-name="T15">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3"><draw:frame draw:style-name="fr2"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3">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3">Because players sometimes die in unreachable areas (such as the void or lava) it can occur that the backpack sits in a location where it cannot be retrieved anymore. Read the description of the info_backpack entity for a solution to this problem.</text:p>
      <text:h text:style-name="P42"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23"/>
      <text:p text:style-name="P23">The AI of the bots in EntityPlus is currently not very different from the AI of the bots in vanilla Quake 3. In single player mode, a few changed have been made though:</text:p>
      <text:list xml:id="list29428896" text:style-name="L1">
        <text:list-item>
          <text:p text:style-name="P45">Bots don't attack each other. They don't see each other as a target that should be attacked.</text:p>
        </text:list-item>
        <text:list-item>
          <text:p text:style-name="P45"><text:soft-page-break/>Bots can not accidentally hurt each other. They are invincible to each others weapon fire.</text:p>
        </text:list-item>
        <text:list-item>
          <text:p text:style-name="P45">A bot that dies is removed from the game. This means that a fight with a bot is a one-off thing. When the bot is dead, he stays dead.</text:p>
        </text:list-item>
        <text:list-item>
          <text:p text:style-name="P45">Bots don't drop any items when they die.</text:p>
        </text:list-item>
        <text:list-item>
          <text:p text:style-name="P45">Bots don't chat to keep up the illusion of them being single player style “monsters”.</text:p>
        </text:list-item>
        <text:list-item>
          <text:p text:style-name="P45">Bots cannot pick up any items in the level.</text:p>
        </text:list-item>
      </text:list>
      <text:p text:style-name="P23">All these changes make the bots more believable as single player enemies. The idea is that through the use of target_botspawn entities, bots can be used as more traditional single player enemies.</text:p>
      <text:p text:style-name="P23"/>
      <text:h text:style-name="Heading_20_2" text:outline-level="2">1.3 – Some other changes</text:h>
      <text:p text:style-name="P23">Various other changes have been applied to the mod to create a more believable single player experience. It is easiest to simply list the changes as a few bullet points:</text:p>
      <text:list xml:id="list29440708" text:style-name="L2">
        <text:list-item>
          <text:p text:style-name="P46">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6">Removed other visual feedback such as the score plums when a frag is made and awards (such as humiliation, impressive and excellent)</text:p>
        </text:list-item>
        <text:list-item>
          <text:p text:style-name="P46"><draw:frame text:anchor-type="paragraph" draw:z-index="10" draw:style-name="gr2" draw:text-style-name="P84" svg:width="4.234cm" svg:height="3.271cm" svg:x="12.64cm" svg:y="0.025cm"><draw:text-box><text:p text:style-name="P83"><text:span text:style-name="T13">“</text:span><text:span text:style-name="T13">Items do not automatically respawn</text:span><text:span text:style-name="T15">”</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6">Items do not automatically respawn anymore. If you want an item to respawn, you should specify a wait key.</text:p>
        </text:list-item>
        <text:list-item>
          <text:p text:style-name="P46">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46">The main and single player menus are completely redesigned.</text:p>
        </text:list-item>
        <text:list-item>
          <text:p text:style-name="P46">A new (minimalistic) loading screen is introduced, which no longer shows which items are being loaded so it doesn't spoil the contents of the level.</text:p>
        </text:list-item>
      </text:list>
      <text:h text:style-name="Heading_20_2" text:outline-level="2">1.4 – Difficulty levels</text:h>
      <text:p text:style-name="P22">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2">In EntityPlus, the bots will deal less damage to prevent the game from becoming too hard. The amount of damage bots do depends on the difficulty level. Currently damage is distributed among the difficulty levels as follows:</text:p>
      <text:p text:style-name="P22">1 (Beginner): bots deal 5% of the original damage.</text:p>
      <text:p text:style-name="P22">2 (Easy): bots deal 15% of the original damage.</text:p>
      <text:p text:style-name="P22">3 (Medium): bots deal 25% of the original damage.</text:p>
      <text:p text:style-name="P22">4 (Hard): bots deal 35% of the original damage.</text:p>
      <text:p text:style-name="P22"><text:soft-page-break/>5 (Nightmare): bots deal 45% of the original damage.</text:p>
      <text:p text:style-name="P22">For any skill level, the percentage of damage a bot does is calculated like this:</text:p>
      <text:p text:style-name="P22">(skill * 0.1) – 0.05</text:p>
      <text:p text:style-name="P22">Simply said, for any 1 point of skill increase, the bot does an additional 10 percentage points of damage.</text:p>
      <text:p text:style-name="P22"/>
      <text:p text:style-name="P22">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2">1 (Beginner): bots have 60% of their original health.</text:p>
      <text:p text:style-name="P22">2 (Easy): bots have 80% of their original health.</text:p>
      <text:p text:style-name="P22">3 (Medium): bots have 100% of their original health.</text:p>
      <text:p text:style-name="P22">4 (Hard): bots have 120% of their original health.</text:p>
      <text:p text:style-name="P22">5 (Nightmare): bots have 140% of their original health.</text:p>
      <text:p text:style-name="P22">For any skill level, the percentage of health a bot has is calculated like this:</text:p>
      <text:p text:style-name="P22">1 + ((skill – 3) * 0.2)</text:p>
      <text:p text:style-name="P22">Simply said, for any 1 point the bot's skill level is below 3, the bot loses 20% of health. For any 1 point the bot's skill level is above 3, the bot gains 20% of health.</text:p>
      <text:p text:style-name="P22"/>
      <text:p text:style-name="P22">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2"/>
      <text:h text:style-name="Heading_20_2" text:outline-level="2">1.5 – Scoring</text:h>
      <text:p text:style-name="P22">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2">The way a player's score is calculated works as follows. A player can win or lose points based on the following areas: damage dealt (referred to as “carnage” in-game), number of deaths, accuracy and skill.</text:p>
      <text:p text:style-name="P24">Carnage damage:</text:p>
      <text:p text:style-name="P22">Every time the player kills an enemy, the amount of health that enemy spawned with is added to the carnage score of the player.</text:p>
      <text:p text:style-name="P24">Accuracy:</text:p>
      <text:p text:style-name="P25">The accuracy of the player is expressed as a percentage from 0% to 100% and modifies the carnage score based on this. The game takes 50% of the original carnage score and takes a percentage from that equal to the accuracy percentage. This is then added to the carnage score again.</text:p>
      <text:p text:style-name="P25">This basically means that if a player scored 1500 points through killing enemies and he has an accuracy of 60%, then the carnage score will be increased with 450 additional points (1500 / 2 * 60%), bringing the total carnage score up to 1950.</text:p>
      <text:p text:style-name="P25"><text:soft-page-break/>The scoreboard will show the accuracy percentage (all shots hit = 100%, all shots missed = 0%) between brackets behind the carnage score.</text:p>
      <text:p text:style-name="P24">Deaths:</text:p>
      <text:p text:style-name="P25">Every time the player dies, he loses 50 points.</text:p>
      <text:p text:style-name="P24">Secrets:</text:p>
      <text:p text:style-name="P25">A level designer can hide secret areas in his map. Such an area can be marked with a trigger and a target_secret entity. When the target_secret entity is activated, the secret is found and the player scores 50 additional points.</text:p>
      <text:p text:style-name="P24">Skill:</text:p>
      <text:p text:style-name="P25">The current skill level the player is playing at has an influence on the score as well. The skill level will function as a global multiplier on the total score. The multipliers are distributed as follows:</text:p>
      <text:p text:style-name="P25">Beginner (easiest) : 1.0x</text:p>
      <text:p text:style-name="P25">Easy : 1.1x</text:p>
      <text:p text:style-name="P25">Medium: 1.2x</text:p>
      <text:p text:style-name="P25">Hard: 1.3x</text:p>
      <text:p text:style-name="P25">Nightmare (hardest): 1.4x</text:p>
      <text:h text:style-name="P39" text:outline-level="1">2 – New entities</text:h>
      <text:p text:style-name="P22">This section of the document describes the new entities that are part of EntityPlus. </text:p>
      <text:h text:style-name="Heading_20_2" text:outline-level="2">2.1 – func_breakable</text:h>
      <text:p text:style-name="P22">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LIGHT_DEBRIS.</text:p>
      <text:p text:style-name="P22">func_breakable entities can damage other func_breakable entities when the dmg key is set. However, when a func_breakable receives enough damage from another func_breakable so that it'll break, the breaking happens with a slight delay. <text:s/>The radius in which a func_breakable deals damage can be set with the radius key. The default radius of 120 is equal to the radius of an exploding rocket.</text:p>
      <text:p text:style-name="P22"/>
      <text:p text:style-name="P26">Keys:</text:p>
      <text:list xml:id="list29436487" text:style-name="L3">
        <text:list-item>
          <text:p text:style-name="P48">health : The entire entity is removed once this amount of damages has been inflicted to it.</text:p>
        </text:list-item>
        <text:list-item>
          <text:p text:style-name="P48">count : The entity will spew out this number of chunks of debris when it's broken (default = 0).</text:p>
        </text:list-item>
        <text:list-item>
          <text:p text:style-name="P48">target : Targetted entity will be triggered once the func_breakable is destroyed.</text:p>
        </text:list-item>
        <text:list-item>
          <text:p text:style-name="P48">dmg : Amount of splashdamage the func_breakable will deal when it is removed (default = 0).</text:p>
        </text:list-item>
        <text:list-item>
          <text:p text:style-name="P48">radius : The radius in which the splashdamage is dealt (default = 120).</text:p>
        </text:list-item>
        <text:list-item>
          <text:p text:style-name="P48">breaksound : Sound to play when it's broken (by default, no sound will be played)</text:p>
        </text:list-item>
        <text:list-item>
          <text:p text:style-name="P48">target : Targetted entity will be triggered once the func_breakable is destroyed.</text:p>
        </text:list-item>
        <text:list-item>
          <text:p text:style-name="P48">target2 : Targetted entity will be triggered once the func_breakable is destroyed.</text:p>
        </text:list-item>
        <text:list-item>
          <text:p text:style-name="P48">targetname : activating entity points to this.</text:p>
        </text:list-item>
        <text:list-item>
          <text:p text:style-name="P48">targetname2 : activating entity points to this.</text:p>
        </text:list-item>
      </text:list>
      <text:p text:style-name="P22"/>
      <text:p text:style-name="P26">Spawnflags:</text:p>
      <text:list xml:id="list29429352" text:style-name="L4">
        <text:list-item>
          <text:p text:style-name="P49">LIGHT_DEBRIS : Emit light colored pieces of concrete debris.</text:p>
        </text:list-item>
        <text:list-item>
          <text:p text:style-name="P49">DARK_DEBRIS : Emit dark colored pieces of concrete debris.</text:p>
        </text:list-item>
        <text:list-item>
          <text:p text:style-name="P49">LIGHT_LARGE_DEBRIS : Emit large light colored pieces of concrete debris.</text:p>
        </text:list-item>
        <text:list-item>
          <text:p text:style-name="P49">DARK_LARGE_DEBRIS : Emit large dark colored pieces of concrete debris.</text:p>
        </text:list-item>
        <text:list-item>
          <text:p text:style-name="P49">WOOD_DEBRIS : Emit pieces of wooden debris.</text:p>
        </text:list-item>
        <text:list-item>
          <text:p text:style-name="P49">FLESH_DEBRIS : Emit gibs.</text:p>
        </text:list-item>
        <text:list-item>
          <text:p text:style-name="P49">GLASS_DEBRIS : Emit shards of glass.</text:p>
        </text:list-item>
        <text:list-item>
          <text:p text:style-name="P49">STONE_DEBRIS: Emit chunks of stone.</text:p>
        </text:list-item>
        <text:list-item>
          <text:p text:style-name="P49">NO_PLAYER : The player cannot damage the func_breakable.</text:p>
        </text:list-item>
        <text:list-item>
          <text:p text:style-name="P49">NO_BOTS : Bots cannot damage the func_breakable.</text:p>
        </text:list-item>
        <text:list-item>
          <text:p text:style-name="P49">NO_SHOOTER : Shooter entities cannot damage the func_breakable.</text:p>
        </text:list-item>
      </text:list>
      <text:h text:style-name="Heading_20_2" text:outline-level="2"><text:soft-page-break/>2.2 – func_door_rotating</text:h>
      <text:p text:style-name="P31">This is a door that rotates instead of slides when it is activated.</text:p>
      <text:p text:style-name="P26">Keys:</text:p>
      <text:list xml:id="list29436097" text:style-name="L5">
        <text:list-item>
          <text:p text:style-name="P50">distance : determines how many degrees the door will rotate (default 90).</text:p>
        </text:list-item>
        <text:list-item>
          <text:p text:style-name="P50">speed : determines how fast the door moves (degrees/second).</text:p>
        </text:list-item>
        <text:list-item>
          <text:p text:style-name="P50">wait : number of seconds before door returns (default 2, -1 = return immediately, -2 return only when triggered again)</text:p>
        </text:list-item>
        <text:list-item>
          <text:p text:style-name="P50">targetname : if set, a func_button or trigger is required to activate the door.</text:p>
        </text:list-item>
        <text:list-item>
          <text:p text:style-name="P50">targetname2 : if set, a func_button or trigger is required to activate the door.</text:p>
        </text:list-item>
        <text:list-item>
          <text:p text:style-name="P50">dmg : damage to inflict on player when he blocks operation of door (default 2). Door will reverse direction when blocked unless CRUSHER spawnflag is set.</text:p>
        </text:list-item>
        <text:list-item>
          <text:p text:style-name="P50">health : (default 0) if set to any non-zero value, the button must take damage (any amount) to activate.</text:p>
        </text:list-item>
        <text:list-item>
          <text:p text:style-name="P50">team : assign the same team name to multiple doors that should operate together (see Notes).</text:p>
        </text:list-item>
        <text:list-item>
          <text:p text:style-name="P50">startsound : if set, overrides the sound to play when the door starts moving.</text:p>
        </text:list-item>
        <text:list-item>
          <text:p text:style-name="P50">endsound : if set, overrides the sound to play when the door has stopped moving.</text:p>
        </text:list-item>
        <text:list-item>
          <text:p text:style-name="P50">light : constantLight radius of .md3 model included with entity. Has no effect on the entity's brushes (default 0).</text:p>
        </text:list-item>
        <text:list-item>
          <text:p text:style-name="P50">color : constantLight color of .md3 model included with entity. Has no effect on the entity's brushes (default 1 1 1).</text:p>
        </text:list-item>
        <text:list-item>
          <text:p text:style-name="P50">model2 : path/name of model to include (eg: models/mapobjects/pipe/pipe02.md3).</text:p>
        </text:list-item>
        <text:list-item>
          <text:p text:style-name="P50">origin : alternate method of setting XYZ origin of .md3 model included with entity (See Notes).</text:p>
        </text:list-item>
      </text:list>
      <text:p text:style-name="P26">Spawnflags:</text:p>
      <text:list xml:id="list29436283" text:style-name="L6">
        <text:list-item>
          <text:p text:style-name="P51">START_OPEN : the door will spawn in the open state and operate in reverse.</text:p>
        </text:list-item>
        <text:list-item>
          <text:p text:style-name="P51">CRUSHER : door will not reverse direction when blocked and will keep damaging player until he dies or gets out of the way.</text:p>
        </text:list-item>
        <text:list-item>
          <text:p text:style-name="P51">REVERSE : opens the door in the other direction.</text:p>
        </text:list-item>
        <text:list-item>
          <text:p text:style-name="P51">X_AXIS : open on the x axis instead of the x axis</text:p>
        </text:list-item>
        <text:list-item>
          <text:p text:style-name="P51">Y_AXIS : open on the y axis instead of the x axis</text:p>
        </text:list-item>
      </text:list>
      <text:p text:style-name="P31"/>
      <text:h text:style-name="P41" text:outline-level="2">2.3 – holdable_key_*</text:h>
      <text:p text:style-name="P22"><draw:frame draw:style-name="fr3" draw:name="graphics2" text:anchor-type="paragraph" svg:x="11.437cm" svg:y="1.228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29428776" text:style-name="L7">
        <text:list-item>
          <text:p text:style-name="P47"><draw:rect text:anchor-type="paragraph" draw:z-index="0" draw:style-name="gr1" draw:text-style-name="P83" svg:width="6.959cm" svg:height="9.579cm" svg:x="9.862cm" svg:y="0.09cm"><text:p/></draw:rect>holdable_key_blue</text:p>
        </text:list-item>
        <text:list-item>
          <text:p text:style-name="P47">holdable_key_green</text:p>
        </text:list-item>
        <text:list-item>
          <text:p text:style-name="P47">holdable_key_red</text:p>
        </text:list-item>
        <text:list-item>
          <text:p text:style-name="P47"><draw:frame draw:style-name="fr3" draw:name="graphics4" text:anchor-type="paragraph" svg:x="8.976cm" svg:y="0.111cm" svg:width="3.069cm" svg:height="3.281cm" draw:z-index="5"><draw:image xlink:href="Pictures/10000000000000740000007C1B210811.png" xlink:type="simple" xlink:show="embed" xlink:actuate="onLoad"/></draw:frame>holdable_key_yellow</text:p>
        </text:list-item>
        <text:list-item>
          <text:p text:style-name="P47"><draw:frame draw:style-name="fr3" draw:name="graphics3" text:anchor-type="paragraph" svg:x="12.256cm" svg:y="0.471cm" svg:width="2.275cm" svg:height="3.572cm" draw:z-index="4"><draw:image xlink:href="Pictures/100000000000005600000087C8AE3E2F.png" xlink:type="simple" xlink:show="embed" xlink:actuate="onLoad"/></draw:frame><draw:frame draw:style-name="fr3" draw:name="graphics5" text:anchor-type="paragraph" svg:x="14.441cm" svg:y="0.123cm" svg:width="2.381cm" svg:height="3.281cm" draw:z-index="6"><draw:image xlink:href="Pictures/100000000000005A0000007C72EE3870.png" xlink:type="simple" xlink:show="embed" xlink:actuate="onLoad"/></draw:frame>holdable_key_iron</text:p>
        </text:list-item>
        <text:list-item>
          <text:p text:style-name="P47">holdable_key_silver</text:p>
        </text:list-item>
        <text:list-item>
          <text:p text:style-name="P47"><text:soft-page-break/>holdable_key_gold</text:p>
        </text:list-item>
        <text:list-item>
          <text:p text:style-name="P47">holdable_key_master</text:p>
        </text:list-item>
      </text:list>
      <text:p text:style-name="P22"/>
      <text:p text:style-name="P22">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22">Keys work in conjunction with the trigger_lock entity. See the topic on trigger_lock for more information.</text:p>
      <text:p text:style-name="P26"><text:line-break/>Keys:</text:p>
      <text:list xml:id="list29423877" text:style-name="L8">
        <text:list-item>
          <text:p text:style-name="P52">wait : time in seconds before item respawns after being picked up (default 60, -1 = never respawn).</text:p>
        </text:list-item>
        <text:list-item>
          <text:p text:style-name="P52">random : random time variance in seconds added or subtracted from "wait" delay (default 0).</text:p>
        </text:list-item>
        <text:list-item>
          <text:p text:style-name="P52">team : set this to team items. Teamed items will respawn randomly after team master is picked up (see Notes).</text:p>
        </text:list-item>
        <text:list-item>
          <text:p text:style-name="P52">target : picking up the item will trigger the entity this points to.</text:p>
        </text:list-item>
        <text:list-item>
          <text:p text:style-name="P52">targetname : a target_give entity can point to this for respawn freebies.</text:p>
        </text:list-item>
      </text:list>
      <text:p text:style-name="P26"/>
      <text:p text:style-name="P26">Spawnflags:</text:p>
      <text:list xml:id="list29475952" text:continue-list="list29429352" text:style-name="L4">
        <text:list-item>
          <text:p text:style-name="P49">SUSPENDED : item will spawn where it was placed in map and won't drop to the floor.</text:p>
        </text:list-item>
      </text:list>
      <text:p text:style-name="P22"/>
      <text:h text:style-name="Heading_20_2" text:outline-level="2">2.4 – info_backpack</text:h>
      <text:p text:style-name="P22"><draw:frame draw:style-name="fr4" draw:name="graphics10" text:anchor-type="paragraph" svg:x="14.321cm" svg:y="0cm" svg:width="1.693cm" svg:height="1.693cm" draw:z-index="14"><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2">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22">While "aiming" a camera can be done using the "angles" key, it is much easier to use an <text:soft-page-break/>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2">It is possible to target multiple info_notnull or target_positions (by giving them all the same targetname) but the camera will pick one randomly selected target.</text:p>
      <text:p text:style-name="P22">It is possible to write camera debug info to the console when a map is loaded. See the description for the g_debugCameras cvar in the cvars section of this document.</text:p>
      <text:p text:style-name="P26">Keys:</text:p>
      <text:list xml:id="list29452668" text:style-name="L9">
        <text:list-item>
          <text:p text:style-name="P53">targetname : activating entity points to this.</text:p>
        </text:list-item>
        <text:list-item>
          <text:p text:style-name="P53">targetname2 : activating entity points to this.</text:p>
        </text:list-item>
        <text:list-item>
          <text:p text:style-name="P53">target : this points to the next camera to jump to in the cutscene.</text:p>
        </text:list-item>
        <text:list-item>
          <text:p text:style-name="P53">target2 : this points to an info_notnull or target_position entity to aim the view of the camera.</text:p>
        </text:list-item>
        <text:list-item>
          <text:p text:style-name="P53">fov : zoom fov for this camera.</text:p>
        </text:list-item>
        <text:list-item>
          <text:p text:style-name="P53">wait : number of seconds this camera will hold the view (default 1).</text:p>
        </text:list-item>
        <text:list-item>
          <text:p text:style-name="P53">angles: alternate "pitch, yaw, roll" angles method of aiming cutscene camera (default 0 0 0).</text:p>
        </text:list-item>
      </text:list>
      <text:p text:style-name="P26">Spawnflags:</text:p>
      <text:list xml:id="list29446629" text:style-name="L10">
        <text:list-item>
          <text:p text:style-name="P54">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8">Keys:</text:p>
      <text:list xml:id="list29429356" text:style-name="L11">
        <text:list-item>
          <text:p text:style-name="P75">target : point at another info_waypoint to chain waypoints together</text:p>
        </text:list-item>
        <text:list-item>
          <text:p text:style-name="P75">targetname : target another info_waypoint or a target_botspawn entity at this to make a bot move to this waypoint after reaching the previous waypoint or spawning.</text:p>
        </text:list-item>
      </text:list>
      <text:p text:style-name="P28"/>
      <text:h text:style-name="P41" text:outline-level="2">2.7 – item_armor_vest</text:h>
      <text:p text:style-name="P22"><draw:frame draw:style-name="fr3"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22"/>
      <text:p text:style-name="P26">Keys:</text:p>
      <text:list xml:id="list29445632" text:style-name="L12">
        <text:list-item>
          <text:p text:style-name="P55">wait : time in seconds before item respawns after being picked up (default 25, -1 = never respawn).</text:p>
        </text:list-item>
        <text:list-item>
          <text:p text:style-name="P55"><text:soft-page-break/>random : random time variance in seconds added or subtracted from "wait" delay (default 0 - see Notes).</text:p>
        </text:list-item>
        <text:list-item>
          <text:p text:style-name="P55">team : set this to team items. Teamed items will respawn randomly after team master is picked up (see Notes).</text:p>
        </text:list-item>
        <text:list-item>
          <text:p text:style-name="P55">target : picking up the item will trigger the entity this points to.</text:p>
        </text:list-item>
        <text:list-item>
          <text:p text:style-name="P55">targetname : a target_give entity can point to this for respawn freebies.</text:p>
        </text:list-item>
      </text:list>
      <text:p text:style-name="P26"/>
      <text:p text:style-name="P26">Spawnflags:</text:p>
      <text:list xml:id="list29485097" text:continue-list="list29475952" text:style-name="L4">
        <text:list-item>
          <text:p text:style-name="P49">SUSPENDED : item will spawn where it was placed in map and won't drop to the floor.</text:p>
        </text:list-item>
      </text:list>
      <text:h text:style-name="P41" text:outline-level="2">2.8 – shooter_bfg</text:h>
      <text:p text:style-name="P22">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2"/>
      <text:p text:style-name="P26">Keys:</text:p>
      <text:list xml:id="list29453437" text:style-name="L13">
        <text:list-item>
          <text:p text:style-name="P56">angles: this sets the pitch and yaw aiming angles of shooter (default 0 0). The roll angle does not apply.</text:p>
        </text:list-item>
        <text:list-item>
          <text:p text:style-name="P56">targetname : activating trigger points to this.</text:p>
        </text:list-item>
        <text:list-item>
          <text:p text:style-name="P56">target : this points to a target_position entity for aiming the bfg shots.</text:p>
        </text:list-item>
        <text:list-item>
          <text:p text:style-name="P56">random : random aiming variance in degrees from the straight line to the targeted entity (default 0 - see Notes).</text:p>
        </text:list-item>
        <text:list-item>
          <text:p text:style-name="P56">dmg: amount of damage a bfg projectile will deal (default 100).</text:p>
        </text:list-item>
      </text:list>
      <text:p text:style-name="P26"/>
      <text:p text:style-name="P26">Spawnflags:</text:p>
      <text:list xml:id="list29426504" text:style-name="L14">
        <text:list-item>
          <text:p text:style-name="P57">TARGET_PLAYER : The shooter will always aim directly at the player.</text:p>
        </text:list-item>
      </text:list>
      <text:h text:style-name="Heading_20_2" text:outline-level="2">2.9 – target_botremove</text:h>
      <text:p text:style-name="P22">This entity is used to remove bots that were spawned by target_botspawn entities from the game. It can target a target_botspawn and when activated, it will remove all bots from the game that were spawned by the targeted target_botspawn entity. By default, removed bots will simply disappear from the game instantly. When using the LETHAL_INJECTION and SPONTANEOUS_COMBUSTION spawnflags, the bots will not immediately disappear but either die on the spot or gib.</text:p>
      <text:p text:style-name="P26">Keys:</text:p>
      <text:list xml:id="list29428304" text:style-name="L15">
        <text:list-item>
          <text:p text:style-name="P58">target : this points to a target_botspawn entity from which all bots should be removed from the game.</text:p>
        </text:list-item>
        <text:list-item>
          <text:p text:style-name="P58">target2 : this points to a target_botspawn entity from which all bots should be removed from the game.</text:p>
        </text:list-item>
        <text:list-item>
          <text:p text:style-name="P58">targetname : activating entity points to this.</text:p>
        </text:list-item>
        <text:list-item>
          <text:p text:style-name="P58">targetname2 : activating entity points to this.</text:p>
        </text:list-item>
      </text:list>
      <text:p text:style-name="P26">Spawnflags</text:p>
      <text:list xml:id="list29453430" text:style-name="L16">
        <text:list-item>
          <text:p text:style-name="P59">LETHAL_INJECTION : Instead of being removed from the game immediately, the bot will die.</text:p>
        </text:list-item>
        <text:list-item>
          <text:p text:style-name="P59">SPONTANEOUS_COMBUSTION : Instead of being removed from the game immediately, the bot will explode in a shower of gibs.</text:p>
        </text:list-item>
      </text:list>
      <text:h text:style-name="P41" text:outline-level="2"><text:soft-page-break/>2.10 – target_botspawn</text:h>
      <text:p text:style-name="P22">The target_botspawn entity is one of the most important entities for creating single player levels. It allows the level designer to spawn bots into the game which act as bad guys that need to be taken care of before the player can progress.</text:p>
      <text:p text:style-name="P22">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22">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2"><draw:frame text:anchor-type="paragraph" draw:z-index="8" draw:style-name="gr2" draw:text-style-name="P84" svg:width="4.234cm" svg:height="3.271cm" svg:x="12.534cm" svg:y="-0.108cm"><draw:text-box><text:p text:style-name="P83"><text:span text:style-name="T13">“</text:span><text:span text:style-name="T15">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22">The use of info_waypoint entities in combination with target_botspawn is <text:s/>a powerful and important way of making bots patrol certain areas. This gives them a far more realistic behavior for single player games.</text:p>
      <text:p text:style-name="P22">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3">1 – Its AI level, which is just the general skill level of the bot like it is in regular Quake 3 as well.</text:p>
      <text:p text:style-name="P23">2 – The amount of damage a bot can do.</text:p>
      <text:p text:style-name="P23">Because bot AI skill levels do not go above 5 or below 1, the bot's AI skill level is bound between these values. This means that when playing at skill level 4, a bot with relative skill 2 will still have an AI skill level of 5.</text:p>
      <text:p text:style-name="P23">The amount of damage a bot can do has a lower skill level limit of 1 but it has no upper limit. This means our bot with skill level 2 will deal as much damage as a level 6 bot would. See chapter 1.4 (Difficulty levels) about damage dealing.</text:p>
      <text:p text:style-name="P26"/>
      <text:p text:style-name="P26">Keys:</text:p>
      <text:list xml:id="list29430791" text:style-name="L17">
        <text:list-item>
          <text:p text:style-name="P60">angle : direction in which bot will look when spawning in the game.</text:p>
        </text:list-item>
        <text:list-item>
          <text:p text:style-name="P60">clientname : the name of the bot to spawn. When omitted it defaults to Sarge.</text:p>
        </text:list-item>
        <text:list-item>
          <text:p text:style-name="P60">health : the amount of health the bot will have when it spawns into the game.</text:p>
        </text:list-item>
        <text:list-item>
          <text:p text:style-name="P60">skill : sets the relative skill level of the bot (default = 0).</text:p>
        </text:list-item>
        <text:list-item>
          <text:p text:style-name="P60">target : this points to entities to activate when this entity is triggered.</text:p>
        </text:list-item>
        <text:list-item>
          <text:p text:style-name="P60">targetname : activating trigger points to this.</text:p>
        </text:list-item>
        <text:list-item>
          <text:p text:style-name="P60">deathtarget: this points to entities to activate when a bot spawned by the target_botspawn dies.</text:p>
        </text:list-item>
      </text:list>
      <text:p text:style-name="P26"/>
      <text:p text:style-name="P26"><text:soft-page-break/>Spawnflags:<text:line-break/></text:p>
      <text:list xml:id="list29448246" text:style-name="L18">
        <text:list-item>
          <text:p text:style-name="P61">WP_GAUNTLET: The bot spawns into the game with a Gauntlet.</text:p>
        </text:list-item>
        <text:list-item>
          <text:p text:style-name="P61">WP_MACHINEGUN : The bot spawns into the game with a Machinegun.</text:p>
        </text:list-item>
        <text:list-item>
          <text:p text:style-name="P61">WP_SHOTGUN : The bot spawns into the game with a Shotgun.</text:p>
        </text:list-item>
        <text:list-item>
          <text:p text:style-name="P61">WP_GRENADE_LAUNCHER : The bot spawns into the game with a Grenade Launcher.</text:p>
        </text:list-item>
        <text:list-item>
          <text:p text:style-name="P61">WP_ROCKET_LAUNCHER : The bot spawns into the game with a Rocket Launcher.</text:p>
        </text:list-item>
        <text:list-item>
          <text:p text:style-name="P61">WP_LIGHTNING : The bot spawns into the game with a Lightninggun.</text:p>
        </text:list-item>
        <text:list-item>
          <text:p text:style-name="P61">WP_RAILGUN : The bot spawns into the game with a Railgun.</text:p>
        </text:list-item>
        <text:list-item>
          <text:p text:style-name="P61">WP_PLASMAGUN : The bot spawns into the game with a Plasmagun.</text:p>
        </text:list-item>
        <text:list-item>
          <text:p text:style-name="P61">WP_BFG : The bot spawns into the game with a BFG.</text:p>
        </text:list-item>
      </text:list>
      <text:h text:style-name="Heading_20_2" text:outline-level="2">2.11 - target_cutscene</text:h>
      <text:p text:style-name="P31">target_cutscene entities can be used to show cutscenes. Cutscenes in EntityPlus are basically a sequence of camera positions to which the player's view will jump after set amounts of time. Camera positions are defined by info_camera entities.</text:p>
      <text:p text:style-name="P31">A target_cutscene entity should always target an info_camera entity using its target or target2 keys. Without at least one info_camera entity, target_cutscene is useless.</text:p>
      <text:p text:style-name="P31">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31">The game will continue running while the cutscene is playing, so any enemies will remain active. By setting the HALT_AI spawnflag, all enemies can be frozen in place while the cutscene is running.</text:p>
      <text:p text:style-name="P26">Keys:</text:p>
      <text:list xml:id="list29436979" text:style-name="L19">
        <text:list-item>
          <text:p text:style-name="P62">target : this points to an info_camera entity to which the camera view should go.</text:p>
        </text:list-item>
        <text:list-item>
          <text:p text:style-name="P62">target2 : this points to an info_camera entity to which the camera view should go.</text:p>
        </text:list-item>
        <text:list-item>
          <text:p text:style-name="P62">targetname : activating entity points to this.</text:p>
        </text:list-item>
        <text:list-item>
          <text:p text:style-name="P62">targetname2 : activating entity points to this.</text:p>
        </text:list-item>
      </text:list>
      <text:p text:style-name="P26">Spawnflags</text:p>
      <text:list xml:id="list29432595" text:style-name="L20">
        <text:list-item>
          <text:p text:style-name="P63">HALT_AI : Freezes all enemies in place while the cutscene is running.</text:p>
        </text:list-item>
      </text:list>
      <text:p text:style-name="P26"/>
      <text:h text:style-name="P41" text:outline-level="2"><draw:frame draw:style-name="fr5" draw:name="graphics7" text:anchor-type="paragraph" svg:x="11.054cm" svg:y="0.026cm" svg:width="5.741cm" svg:height="3.731cm" draw:z-index="9"><draw:image xlink:href="Pictures/10000000000000D90000008D9C41D0EA.png" xlink:type="simple" xlink:show="embed" xlink:actuate="onLoad"/></draw:frame>2.12 – target_debrisemitter</text:h>
      <text:p text:style-name="P22">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6"/>
      <text:p text:style-name="P26">Keys:</text:p>
      <text:list xml:id="list29452448" text:style-name="L21">
        <text:list-item>
          <text:p text:style-name="P64">targetname : activating trigger points to this.</text:p>
        </text:list-item>
        <text:list-item>
          <text:p text:style-name="P64"><text:soft-page-break/>count : The number of debris pieces to emit (default = 10).</text:p>
        </text:list-item>
      </text:list>
      <text:p text:style-name="P26">Spawnflags:</text:p>
      <text:list xml:id="list29450602" text:style-name="L22">
        <text:list-item>
          <text:p text:style-name="P65">LIGHT_DEBRIS : Emit light colored pieces of concrete debris.</text:p>
        </text:list-item>
        <text:list-item>
          <text:p text:style-name="P65">DARK_DEBRIS : Emit dark colored pieces of concrete debris.</text:p>
        </text:list-item>
        <text:list-item>
          <text:p text:style-name="P65">LIGHT_LARGE_DEBRIS : Emit large light colored pieces of concrete debris.</text:p>
        </text:list-item>
        <text:list-item>
          <text:p text:style-name="P65">DARK_LARGE_DEBRIS : Emit large dark colored pieces of concrete debris.</text:p>
        </text:list-item>
        <text:list-item>
          <text:p text:style-name="P65">WOOD_DEBRIS : Emit pieces of wooden debris.</text:p>
        </text:list-item>
        <text:list-item>
          <text:p text:style-name="P65">FLESH_DEBRIS : Emit gibs.</text:p>
        </text:list-item>
        <text:list-item>
          <text:p text:style-name="P65">GLASS_DEBRIS : Emit shards of glass.</text:p>
        </text:list-item>
        <text:list-item>
          <text:p text:style-name="P65">STONE_DEBRIS : Emit chunks of stone.</text:p>
        </text:list-item>
      </text:list>
      <text:p text:style-name="P26"/>
      <text:h text:style-name="Heading_20_2" text:outline-level="2">2.13 – target_earthquake</text:h>
      <text:p text:style-name="Text_20_body">When triggered, the player will experience an earthquake, The screen will be shaken while the earthquake occurs.</text:p>
      <text:p text:style-name="Text_20_body"/>
      <text:p text:style-name="P28">Keys:</text:p>
      <text:list xml:id="list29426416" text:style-name="L23">
        <text:list-item>
          <text:p text:style-name="P76">targetname : activating trigger points to this.</text:p>
        </text:list-item>
        <text:list-item>
          <text:p text:style-name="P76">length : duration of the earthquake in seconds (2 - 32)</text:p>
        </text:list-item>
        <text:list-item>
          <text:p text:style-name="P76">intensity : intensity of the earthquake (1 - 16)</text:p>
        </text:list-item>
      </text:list>
      <text:p text:style-name="P28"/>
      <text:h text:style-name="Heading_20_2" text:outline-level="2">2.14 – target_effect</text:h>
      <text:p text:style-name="P29">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9"><draw:frame draw:style-name="fr6" draw:name="graphics8" text:anchor-type="paragraph" svg:x="10.537cm" svg:y="-0.162cm" svg:width="6.35cm" svg:height="4.763cm" draw:z-index="12"><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9">The image shows an example of target_effect being used to add a vignetting effect to the screen.</text:p>
      <text:p text:style-name="P28"/>
      <text:p text:style-name="P28">Keys:</text:p>
      <text:list xml:id="list29436445" text:style-name="L24">
        <text:list-item>
          <text:p text:style-name="P77">targetname : activating trigger points to this.</text:p>
        </text:list-item>
        <text:list-item>
          <text:p text:style-name="P77"><text:soft-page-break/>color : color of the particles for particle effect (default 1.0 1.0 1.0).</text:p>
        </text:list-item>
        <text:list-item>
          <text:p text:style-name="P77">count : number of particles for particle effect (0 - 255, default 100).</text:p>
        </text:list-item>
        <text:list-item>
          <text:p text:style-name="P77">speed : speed of the particles (default 100).</text:p>
        </text:list-item>
        <text:list-item>
          <text:p text:style-name="P77">overlay : specifies an image to overlay over the screen. Leave empty to remove existing overlay.</text:p>
        </text:list-item>
      </text:list>
      <text:p text:style-name="P28">Spawnflags</text:p>
      <text:list xml:id="list29442822" text:style-name="L25">
        <text:list-item>
          <text:p text:style-name="P78">EXPLOSION : Shows an explosion when activated.</text:p>
        </text:list-item>
        <text:list-item>
          <text:p text:style-name="P78">PARTICLES_GRAVITY : Generates particles that are affected by gravity.</text:p>
        </text:list-item>
        <text:list-item>
          <text:p text:style-name="P78">PARTICLES_LINEAR : Generates particles that are not affected by gravity.</text:p>
        </text:list-item>
        <text:list-item>
          <text:p text:style-name="P78">PARTICLES_LINEAR_UP : Generates particles that are not affected by gravity that only move upwards.</text:p>
        </text:list-item>
        <text:list-item>
          <text:p text:style-name="P78">PARTICLES_LINEAR_DOWN : Generates particles that are not affected by gravity that only move downwards.</text:p>
        </text:list-item>
        <text:list-item>
          <text:p text:style-name="P78">OVERLAY : Applies the specified overlay to the screen.</text:p>
        </text:list-item>
      </text:list>
      <text:p text:style-name="P28"/>
      <text:h text:style-name="Heading_20_2" text:outline-level="2">2.15 – target_finish</text:h>
      <text:p text:style-name="P29">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9">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8">Keys:</text:p>
      <text:list xml:id="list29423601" text:style-name="L26">
        <text:list-item>
          <text:p text:style-name="P82">targetname : activating trigger points to this.</text:p>
        </text:list-item>
      </text:list>
      <text:h text:style-name="Heading_20_2" text:outline-level="2">2.16 – target_gravity</text:h>
      <text:p text:style-name="P22">The target_gravity entity can be used to set the gravity for one or all players (including bots) in the game. The default gravity value for Quake 3 Arena is 800.</text:p>
      <text:p text:style-name="P22"/>
      <text:p text:style-name="P26">Keys:</text:p>
      <text:list xml:id="list29432172" text:style-name="L27">
        <text:list-item>
          <text:p text:style-name="P66">count : amount of gravity to apply (defaults to the value set to g_gravity).</text:p>
        </text:list-item>
        <text:list-item>
          <text:p text:style-name="P66">targetname : activating trigger points to this.</text:p>
        </text:list-item>
      </text:list>
      <text:p text:style-name="P26"/>
      <text:p text:style-name="P26">Spawnflags:</text:p>
      <text:list xml:id="list29423283" text:style-name="L28">
        <text:list-item>
          <text:p text:style-name="P67">GLOBAL : all players are affected instead of only the activator.</text:p>
        </text:list-item>
      </text:list>
      <text:h text:style-name="P41" text:outline-level="2"><text:soft-page-break/>2.17 – target_logic</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Keys</text:p>
      <text:list xml:id="list29477364" text:continue-list="list29436445" text:style-name="L24">
        <text:list-item>
          <text:p text:style-name="P77">targetname : activating trigger points to this.</text:p>
        </text:list-item>
        <text:list-item>
          <text:p text:style-name="P68">target : this points to entities to activate when this entity is triggered.</text:p>
        </text:list-item>
      </text:list>
      <text:p text:style-name="P13"/>
      <text:p text:style-name="P13">Spawnflags:</text:p>
      <text:list xml:id="list29469145" text:continue-numbering="true" text:style-name="L24">
        <text:list-item>
          <text:p text:style-name="P68">RANDOM : only one of the targeted entities will be triggered at random.</text:p>
        </text:list-item>
        <text:list-item>
          <text:p text:style-name="P68">STAY_ON : a trigger will remain triggered until the target_logic is reset.</text:p>
        </text:list-item>
      </text:list>
      <text:p text:style-name="P10"/>
      <text:h text:style-name="P41" text:outline-level="2">2.18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3">Keys:</text:p>
      <text:list xml:id="list29456071" text:continue-numbering="true" text:style-name="L24">
        <text:list-item>
          <text:p text:style-name="P68">mapname : The map to load. When omitted, the current map will be restarted.</text:p>
        </text:list-item>
        <text:list-item>
          <text:p text:style-name="P68">targetname : activating trigger points to this.</text:p>
        </text:list-item>
      </text:list>
      <text:p text:style-name="P13"/>
      <text:h text:style-name="Heading_20_2" text:outline-level="2">2.19 – target_modify</text:h>
      <text:p text:style-name="P19">This entity can be used to modify the value for a specific key on a map entity. It can, for example, change the target of a trigger or the message of a target_print. The following keys can be changed by the target_modify:</text:p>
      <text:p text:style-name="P19"/>
      <text:p text:style-name="P19">angle, clientname, color, count, deathtarget, health, key, light, mapname, message, overlay, script, target, target2, targetname, targetname2, targetshadername, teleportertarget, spawnflags, speed, skill, value, wait, armor.</text:p>
      <text:p text:style-name="P19"/>
      <text:p text:style-name="P19">Do note that the <text:span text:style-name="T8">color</text:span> and <text:span text:style-name="T8">light</text:span> keys are only applicable to func_ entities, not to light entities. Light entities can never be modified in-game.</text:p>
      <text:p text:style-name="P19"/>
      <text:p text:style-name="P13">Keys:</text:p>
      <text:list xml:id="list29463963" text:continue-numbering="true" text:style-name="L24">
        <text:list-item>
          <text:p text:style-name="P68">target : this points to entities to modify when this entity is triggered.</text:p>
        </text:list-item>
        <text:list-item>
          <text:p text:style-name="P68">targetname : activating trigger points to this.</text:p>
        </text:list-item>
        <text:list-item>
          <text:p text:style-name="P68">key : the key to modify on the target entity.</text:p>
        </text:list-item>
        <text:list-item>
          <text:p text:style-name="P68">value : the value to set for the key on the target entity.</text:p>
        </text:list-item>
      </text:list>
      <text:p text:style-name="P13"/>
      <text:h text:style-name="Heading_20_2" text:outline-level="2"><text:soft-page-break/>2.20 – target_music</text:h>
      <text:p text:style-name="Text_20_body">The target_music entity can be used to start or stop playing a music track.</text:p>
      <text:p text:style-name="P28">Keys:</text:p>
      <text:list xml:id="list29446762" text:style-name="L29">
        <text:list-item>
          <text:p text:style-name="P79">targetname : activating entity points to this.</text:p>
        </text:list-item>
        <text:list-item>
          <text:p text:style-name="P79">targetname2 : activating entity points to this.</text:p>
        </text:list-item>
        <text:list-item>
          <text:p text:style-name="P79">music : path/name of looping .wav file used for level's music (eg. music/sonic5.wav).</text:p>
        </text:list-item>
      </text:list>
      <text:h text:style-name="P41" text:outline-level="2">2.21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3"/>
      <text:p text:style-name="P13">Keys:</text:p>
      <text:list xml:id="list29459966" text:continue-list="list29463963" text:style-name="L24">
        <text:list-item>
          <text:p text:style-name="P68">targetname : activating trigger points to this.</text:p>
        </text:list-item>
        <text:list-item>
          <text:p text:style-name="P68">message : the objective text.</text:p>
        </text:list-item>
      </text:list>
      <text:p text:style-name="P13"/>
      <text:p text:style-name="P13">Spawnflags:</text:p>
      <text:list xml:id="list29455662" text:continue-numbering="true" text:style-name="L24">
        <text:list-item>
          <text:p text:style-name="P68">SECONDARY : The secondary objective is set instead of the primary objective.</text:p>
        </text:list-item>
        <text:list-item>
          <text:p text:style-name="P68">SILENT : When set, the player will not be notified that the objectives are updated.</text:p>
        </text:list-item>
      </text:list>
      <text:h text:style-name="P41" text:outline-level="2">2.2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3"/>
      <text:p text:style-name="P13">Keys:</text:p>
      <text:list xml:id="list29471173" text:continue-numbering="true" text:style-name="L24">
        <text:list-item>
          <text:p text:style-name="P68">speed : the movement speed to apply to the player(s).</text:p>
        </text:list-item>
        <text:list-item>
          <text:p text:style-name="P68">targetname : the activating trigger points to this.</text:p>
        </text:list-item>
      </text:list>
      <text:h text:style-name="Heading_20_2" text:outline-level="2">2.23 – target_playerstats</text:h>
      <text:p text:style-name="P13">The target_playerstats can be used to set the player's health/armor to a specific value. It cannot be triggered by bots.</text:p>
      <text:p text:style-name="P13"/>
      <text:p text:style-name="P13">Keys:</text:p>
      <text:list xml:id="list29424275" text:style-name="L30">
        <text:list-item>
          <text:p text:style-name="P80">health : the amount of health to give the player</text:p>
        </text:list-item>
        <text:list-item>
          <text:p text:style-name="P80">armor : the amount of armor to give the player</text:p>
        </text:list-item>
        <text:list-item>
          <text:p text:style-name="P80">targetname : the activating trigger points to this.</text:p>
        </text:list-item>
        <text:list-item>
          <text:p text:style-name="P80">targetname2 : the activating trigger points to this.</text:p>
        </text:list-item>
      </text:list>
      <text:p text:style-name="P28"><text:line-break/>Spawnflags:</text:p>
      <text:list xml:id="list29445740" text:style-name="L31">
        <text:list-item>
          <text:p text:style-name="P81">ONLY_WHEN_LOWER : Only sets the player's health/armor if it is lower than the specified amount of health/armor.</text:p>
        </text:list-item>
        <text:list-item>
          <text:p text:style-name="P81">NO_HEALTH : The player's health is never set by this entity.</text:p>
        </text:list-item>
        <text:list-item>
          <text:p text:style-name="P81">NO_ARMOR : The player's armor is never set by this entity.</text:p>
        </text:list-item>
      </text:list>
      <text:h text:style-name="Heading_20_2" text:outline-level="2"><text:soft-page-break/>2.24 – target_script</text:h>
      <text:p text:style-name="P13">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13"><text:line-break/>Keys:</text:p>
      <text:list xml:id="list29473792" text:continue-list="list29471173" text:style-name="L24">
        <text:list-item>
          <text:p text:style-name="P68">targetname : ativating entity points to this.</text:p>
        </text:list-item>
        <text:list-item>
          <text:p text:style-name="P68">script: filename of the script to execute (example: myscript.cfg).</text:p>
        </text:list-item>
      </text:list>
      <text:h text:style-name="Heading_20_2" text:outline-level="2">2.25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5"/>
      <text:p text:style-name="P15">Keys:</text:p>
      <text:list xml:id="list29458939" text:continue-numbering="true" text:style-name="L24">
        <text:list-item>
          <text:p text:style-name="P68">targetname : activating entity points to this.</text:p>
        </text:list-item>
        <text:list-item>
          <text:p text:style-name="P68">skill : the skill level to apply. 1 is easiest, 5 is hardest (default = 2).</text:p>
        </text:list-item>
      </text:list>
      <text:h text:style-name="P41" text:outline-level="2">2.26 – target_unlink</text:h>
      <text:p text:style-name="P22">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text:p>
      <text:p text:style-name="P26">Keys:</text:p>
      <text:list xml:id="list29438808" text:style-name="L32">
        <text:list-item>
          <text:p text:style-name="P69">targetname : activating trigger points to this.</text:p>
        </text:list-item>
        <text:list-item>
          <text:p text:style-name="P69">target : this points to entities to link/unlink when this entity is triggered.</text:p>
        </text:list-item>
      </text:list>
      <text:p text:style-name="P26"/>
      <text:p text:style-name="P26">Spawnflags:</text:p>
      <text:list xml:id="list29446877" text:style-name="L33">
        <text:list-item>
          <text:p text:style-name="P70">ALWAYS_UNLINK : The targeted entity will always be unlinked from the world.</text:p>
        </text:list-item>
        <text:list-item>
          <text:p text:style-name="P70">ALWAYS_LINK : The targeted entity will always be linked to the world.</text:p>
        </text:list-item>
        <text:list-item>
          <text:p text:style-name="P71">IMMEDIATELY : The target_unlink will link/unlink its targeted entities when it is spawned.</text:p>
        </text:list-item>
      </text:list>
      <text:p text:style-name="P27"/>
      <text:h text:style-name="Heading_20_2" text:outline-level="2">2.27 – target_variable</text:h>
      <text:p text:style-name="P30">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7">\</text:span>), semicolon (<text:span text:style-name="T7">;</text:span>) and double quote (<text:span text:style-name="T7">"</text:span>) characters.</text:p>
      <text:p text:style-name="P30">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30">Variables that are written to memory are persisted across map changes if the map change was initialized by a target_mapchange entity. This means that it is possible to activate entities in map B based on actions performed in map A. </text:p>
      <text:p text:style-name="P27">Keys:</text:p>
      <text:list xml:id="list29424233" text:style-name="L34">
        <text:list-item>
          <text:p text:style-name="P72">targetname : activating entity points to this.</text:p>
        </text:list-item>
        <text:list-item>
          <text:p text:style-name="P72"><text:soft-page-break/>targetname2 : activating entity points to this.</text:p>
        </text:list-item>
        <text:list-item>
          <text:p text:style-name="P72">target : this points to entities to activate when this entity is triggered.</text:p>
        </text:list-item>
        <text:list-item>
          <text:p text:style-name="P72">target2 : this points to entities to activate when this entity is triggered.</text:p>
        </text:list-item>
        <text:list-item>
          <text:p text:style-name="P72">key : The name of the variable to read or write.</text:p>
        </text:list-item>
        <text:list-item>
          <text:p text:style-name="P72">value : The value that will be written or compared to.</text:p>
        </text:list-item>
      </text:list>
      <text:p text:style-name="P27">Spawnflags:</text:p>
      <text:list xml:id="list29449898" text:style-name="L35">
        <text:list-item>
          <text:p text:style-name="P73">COMPARE_EQUALS : The entity reads the specified variable and triggers its targets if the specified value matches the value stored in the variable.</text:p>
        </text:list-item>
        <text:list-item>
          <text:p text:style-name="P73">COMPARE_NOT_EQUALS : The entity reads the specified variable and triggers its targets if the specified value does not match the value stored in the variable.</text:p>
        </text:list-item>
        <text:list-item>
          <text:p text:style-name="P73">IMMEDIATELY : The entity will be activated when it is spawned.</text:p>
        </text:list-item>
      </text:list>
      <text:h text:style-name="P41" text:outline-level="2">2.28 – trigger_death</text:h>
      <text:p text:style-name="P10">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10"/>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4">Keys:</text:p>
      <text:list xml:id="list29479931" text:continue-list="list29458939" text:style-name="L24">
        <text:list-item>
          <text:p text:style-name="P74">target : this points to the entity to activate.</text:p>
        </text:list-item>
        <text:list-item>
          <text:p text:style-name="P74">nobots : dying bots do not trigger this entity.</text:p>
        </text:list-item>
        <text:list-item>
          <text:p text:style-name="P74">nohumans : the player's death does not trigger this entity.</text:p>
        </text:list-item>
        <text:list-item>
          <text:p text:style-name="P74">count : the number of deaths that must have occurred before the entity activates its targets</text:p>
        </text:list-item>
      </text:list>
      <text:p text:style-name="P14"/>
      <text:p text:style-name="P14"/>
      <text:p text:style-name="P14">Spawnflags:</text:p>
      <text:list xml:id="list29473894" text:continue-numbering="true" text:style-name="L24">
        <text:list-item>
          <text:p text:style-name="P74">TRIGGER_ONCE : The trigger will only fire once.</text:p>
        </text:list-item>
      </text:list>
      <text:p text:style-name="P14"/>
      <text:h text:style-name="P42" text:outline-level="2">2.29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11"/>
      <text:p text:style-name="P14">Keys:</text:p>
      <text:list xml:id="list29477212" text:continue-numbering="true" text:style-name="L24">
        <text:list-item>
          <text:p text:style-name="P74">target : this points to the entity to activate.</text:p>
        </text:list-item>
        <text:list-item>
          <text:p text:style-name="P74">nobots : bots scoring a frag do not trigger this entity.</text:p>
        </text:list-item>
        <text:list-item>
          <text:p text:style-name="P74">nohumans : the player scoring a frag does not trigger this entity.</text:p>
        </text:list-item>
        <text:list-item>
          <text:p text:style-name="P74">count : the number of frags that must be scored before this entity is triggered</text:p>
        </text:list-item>
      </text:list>
      <text:p text:style-name="P14"/>
      <text:p text:style-name="P14"><text:soft-page-break/>Spawnflags:</text:p>
      <text:list xml:id="list29485968" text:continue-numbering="true" text:style-name="L24">
        <text:list-item>
          <text:p text:style-name="P74">TRIGGER_ONCE : The trigger will only fire once.</text:p>
        </text:list-item>
        <text:list-item>
          <text:p text:style-name="P74">NO_SUICIDE : The trigger does not respond to the player or bots blowing themselves up.</text:p>
        </text:list-item>
      </text:list>
      <text:p text:style-name="P14"/>
      <text:h text:style-name="P41" text:outline-level="2">2.30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4"/>
      <text:p text:style-name="P14">Keys:</text:p>
      <text:list xml:id="list29464223" text:continue-numbering="true" text:style-name="L24">
        <text:list-item>
          <text:p text:style-name="P74">target : this points to the entity to activate.</text:p>
        </text:list-item>
        <text:list-item>
          <text:p text:style-name="P74">message : message displayed when user triggers lock without the required keys.</text:p>
        </text:list-item>
        <text:list-item>
          <text:p text:style-name="P74">lockedsound : sound to play when player triggers lock without the required keys (eg. sound/world/klaxon1.wav).</text:p>
        </text:list-item>
        <text:list-item>
          <text:p text:style-name="P74">unlockedsound : sound to play when player triggers lock while having the required keys (eg. sound/world/klaxon2.wav).</text:p>
        </text:list-item>
        <text:list-item>
          <text:p text:style-name="P74">wait : time in seconds until trigger becomes re-triggerable after it's been touched (default 0.2, -1 = trigger once).</text:p>
        </text:list-item>
      </text:list>
      <text:p text:style-name="P14"/>
      <text:p text:style-name="P14">Spawnflags:</text:p>
      <text:list xml:id="list29481373" text:continue-numbering="true" text:style-name="L24">
        <text:list-item>
          <text:p text:style-name="P74">KEY_RED : only triggered when player has holdable_key_red item.</text:p>
        </text:list-item>
        <text:list-item>
          <text:p text:style-name="P74">KEY_GREEN : only triggered when player has holdable_key_green item.</text:p>
        </text:list-item>
        <text:list-item>
          <text:p text:style-name="P74">KEY_BLUE : only triggered when player has holdable_key_blue item.</text:p>
        </text:list-item>
        <text:list-item>
          <text:p text:style-name="P74">KEY_YELLOW : only triggered when player has holdable_key_yellow item.</text:p>
        </text:list-item>
        <text:list-item>
          <text:p text:style-name="P74">KEY_MASTER : only triggered when player has holdable_key_master item.</text:p>
        </text:list-item>
        <text:list-item>
          <text:p text:style-name="P74">KEY_GOLD : only triggered when player has holdable_key_gold item.</text:p>
        </text:list-item>
        <text:list-item>
          <text:p text:style-name="P74">KEY_SILVER : only triggered when player has holdable_key_silver item.</text:p>
        </text:list-item>
        <text:list-item>
          <text:p text:style-name="P74">KEY_IRON : only triggered when player has holdable_key_iron item.</text:p>
        </text:list-item>
      </text:list>
      <text:p text:style-name="P14"/>
      <text:h text:style-name="P38" text:outline-level="1">3 – Modified entities</text:h>
      <text:p text:style-name="Standard">This chapter describes the changes made to existing entities (those already available in vanilla Quake 3 Arena).</text:p>
      <text:p text:style-name="P14"/>
      <text:h text:style-name="Heading_20_2" text:outline-level="2">3.1 – worldspawn</text:h>
      <text:p text:style-name="P20">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20"/>
      <text:p text:style-name="P20">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text:soft-page-break/>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20"><draw:frame draw:style-name="fr3" draw:name="graphics12" text:anchor-type="paragraph" svg:x="9.955cm" svg:y="0.228cm" svg:width="6.773cm" svg:height="3.387cm" draw:z-index="16"><draw:image xlink:href="Pictures/100000000000010000000080D2E26095.png" xlink:type="simple" xlink:show="embed" xlink:actuate="onLoad"/></draw:frame></text:p>
      <text:p text:style-name="P20">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8">menu/objectives/overlay.tga </text:span>which would display the default objectives overlay.</text:p>
      <text:p text:style-name="P20"/>
      <text:p text:style-name="P20">The worldspawn entity also received the “enabledust” and “enablebreath” keys. When the enablebreath key has a value of 1, the player and bots will show breath puffs. This can be used to create the illusion of a very cold environment. The enabledust key enables dust puffs when the player or bots walk over surfaces which have a shader with the “dust” surfaceparm. These keys were implemented from the Team Arena code. See the Team Arena “Terrain Manual” for more information on these two keys. Note that these effects can be disabled by the player through the cg_enableDust and cg_enableBreath cvars.</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4"/>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4"/>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text:soft-page-break/>Additionally, func_rotating can be targeted by a trigger which will stop or resume the entity's rotational movements.</text:p>
      <text:p text:style-name="P14"/>
      <text:h text:style-name="Heading_20_2" text:outline-level="2">3.6 – func_static</text:h>
      <text:p text:style-name="P20">The func_static entity received a new START_UNLINKED spawnflag. This spawnflag can be used to remove the brush entity from the world when the map is first loaded. The entity can be put back into the world with the target_unlink entity.</text:p>
      <text:p text:style-name="P14"/>
      <text:h text:style-name="Heading_20_2" text:outline-level="2">3.7 – func_timer</text:h>
      <text:p text:style-name="P20">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20"/>
      <text:p text:style-name="P20">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func_train</text:h>
      <text:p text:style-name="P20">The func_train entity has new “startsound” and “endsound” keys. These work the same as the “startsound” and “endsound” keys as on func_door and func_door_rotating. The endsound will be played when the train stops moving at a path_corner entity which has a wait key set. The startsound will be played when the train begins moving again.</text:p>
      <text:h text:style-name="Heading_20_2" text:outline-level="2">3.9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10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43" text:outline-level="2">3.11 – shooter_*</text:h>
      <text:p text:style-name="P32">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2">All shooter entities have also received a TARGET_PLAYER spawnflag. When set, the shooter will always aim directly at the player. It is not necessary to use a target_position or info_notnull entity to target the shooter then.</text:p>
      <text:p text:style-name="P32">Shooter entities have also received the new NO_BOTS and NO_HUMANS spawnflags. These spawnflags can be used to determine who can receive damage from the shooter. If the NO_BOTS <text:soft-page-break/>spawnflag is set, bots will not be hurt by the shooter. If the NO_HUMANS spawnflag is set, the player will not be hurt by the spawnflag.</text:p>
      <text:h text:style-name="P43" text:outline-level="2">3.12 – target_delay</text:h>
      <text:p text:style-name="P16">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43" text:outline-level="2">3.13 – target_print</text:h>
      <text:p text:style-name="P16">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6">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6">“this will end up on line 1.<text:span text:style-name="T12">\n</text:span>This will end up on line 2.”</text:p>
      <text:h text:style-name="Heading_20_2" text:outline-level="2">3.14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p text:style-name="Text_20_body">The entity has also received a new “ONCE” spawnflag. When this spawnflag is set, the target_relay will only activate its targets once and becomes inactive after doing so.</text:p>
      <text:h text:style-name="Heading_20_2" text:outline-level="2">3.15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8">all</text:span><text:span text:style-name="T9"> weapons and ammo the player is carrying.</text:span></text:p>
      <text:p text:style-name="P32">HOLDABLES: Removes the medkit, personal teleporter and all keys.</text:p>
      <text:h text:style-name="P43" text:outline-level="2">3.16 – target_speaker</text:h>
      <text:p text:style-name="P32">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text:soft-page-break/>3.17 – trigger_hurt</text:h>
      <text:p text:style-name="Standard">trigger_hurt is pretty much unchanged, except that the START_OFF spawnflag was removed. This spawnflag didn't have any effect on the entity due to a bug in the existing Quake III Arena code.</text:p>
      <text:p text:style-name="P14"/>
      <text:h text:style-name="Heading_20_2" text:outline-level="2">3.18 – Item pickup entities</text:h>
      <text:p text:style-name="Standard">Item pickup entities are all item_*, weapon_*, ammo_* and holdable_* entities. In other words: all entities that represent items that can be picked up by the player. All of these entities received the new SILENT spawnflag. When this spawnflag is set the item will not play its default “pickup sound” when the player picks up the item. </text:p>
      <text:h text:style-name="Heading_20_2" text:outline-level="2">3.19 – Spawnpoints </text:h>
      <text:p text:style-name="Standard">In EntityPlus, there is only one type of spawnpoint left: <text:span text:style-name="T8">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20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text:soft-page-break/>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p text:style-name="Standard"/>
      <text:h text:style-name="Heading_20_2" text:outline-level="2"/>
      <text:h text:style-name="Heading_20_2" text:outline-level="2">3.21 – Constant light on func_* entities</text:h>
      <text:p text:style-name="Standard"><draw:frame draw:style-name="fr5" draw:name="Afbeeldingen1" text:anchor-type="paragraph" svg:x="7.19cm" svg:y="0.032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39"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1" draw:name="graphics9" text:anchor-type="paragraph" svg:x="0.312cm" svg:y="0cm" svg:width="16.378cm" svg:height="11.536cm" draw:z-index="13"><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5"><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3">{</text:p>
      <text:p text:style-name="P33">map "ep_example"</text:p>
      <text:p text:style-name="P33">longname "Temple Escape"</text:p>
      <text:p text:style-name="P33">description "This is the description for this map."</text:p>
      <text:p text:style-name="P33">author "Eraser"</text:p>
      <text:p text:style-name="P33">type "entityplus"</text:p>
      <text:p text:style-name="P33">minversion "1.0"</text:p>
      <text:p text:style-name="P34"><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6"/>
      <text:p text:style-name="P16">As with standard Quake 3 maps, the <text:span text:style-name="T12">map</text:span> key defines the filename of the map. If you use multiple maps (bsp files) in your single player campaign, simply specify the name of the first map the player should be spawned into.</text:p>
      <text:p text:style-name="P16"/>
      <text:p text:style-name="P16">Another standard key that can still be used is the <text:span text:style-name="T12">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12"/>
      <text:p text:style-name="P16"><text:span text:style-name="T11">A new key is the </text:span><text:span text:style-name="T12">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18"/>
      <text:p text:style-name="P16"><text:span text:style-name="T11">The </text:span><text:span text:style-name="T12">author</text:span><text:span text:style-name="T11"> key is also new. This can be used to specify the name of the author of this map.</text:span></text:p>
      <text:p text:style-name="P16"/>
      <text:p text:style-name="P16">The <text:span text:style-name="T12">type</text:span> field should contain the string “entityplus”. Adding “entityplus” to the list of accepted gametypes for this map will ensure it shows up in the single player menu.</text:p>
      <text:p text:style-name="P16"/>
      <text:p text:style-name="P11">Another new key that can be set in an arena file is the <text:span text:style-name="T12">minversion</text:span> key. With this key, the level designer can specify the minimum version of EntityPlus that is required to run this map. Because features and new functionality are continually added to the mod, it could be that a player downloads a map that uses features that are not yet available in the version he/she is running. If the level designer correctly sets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 Alternatively, the “minversiontool” can be found on the EntityPlus website. This is a commandline tool that analyzes a .map file and will report the minversion for that map file.</text:p>
      <text:p text:style-name="P11"/>
      <text:p text:style-name="P16">If you create a single player adventure that spans across a sequence of multiple maps, it is best to only include an arena file for the first map of the sequence.</text:p>
      <text:p text:style-name="P16"/>
      <text:p text:style-name="P16"/>
      <text:h text:style-name="Heading_20_2" text:outline-level="2">4.6 – Using scripts with target_script</text:h>
      <text:p text:style-name="P16">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6"/>
      <text:h text:style-name="P39" text:outline-level="1">5 – New cvars and console commands</text:h>
      <text:p text:style-name="P16"/>
      <text:p text:style-name="P16">EntityPlus adds a few new cvars which can be interesting to level designers or players. This chapter lists the new cvars and how to use them.</text:p>
      <text:p text:style-name="P16"/>
      <text:p text:style-name="P16"><text:span text:style-name="T12">cg_drawHoldableItems</text:span> (default = 1)</text:p>
      <text:p text:style-name="P16">When set to 0, icons for holdable items (such as the personal teleporter, medkit or keys) aren't drawn on the HUD.</text:p>
      <text:p text:style-name="P16"/>
      <text:p text:style-name="P17">cg_drawsubtitles <text:span text:style-name="T11">(default = 1)</text:span></text:p>
      <text:p text:style-name="P16">The new and improved target_print entity allows level designers to show subtitles in a level. These subtitles can be disabled by the player by setting cg_drawsubtitles to 0.</text:p>
      <text:p text:style-name="P17"/>
      <text:p text:style-name="P17">cg_enableBreath<text:span text:style-name="T11"> (default = 1)</text:span></text:p>
      <text:p text:style-name="P18">Enables breath puffs effect for maps that have this enabled. For more info, see the chapter on the worldspawn entity.</text:p>
      <text:p text:style-name="P18"/>
      <text:p text:style-name="P17">cg_enableDust<text:span text:style-name="T11"> (default = 1)</text:span></text:p>
      <text:p text:style-name="P18">Enables dust puffs effect for maps that have this enabled. For more info, see the chapter on the worldspawn entity.</text:p>
      <text:p text:style-name="P17"/>
      <text:p text:style-name="P17">cg_letterBoxSize <text:span text:style-name="T11">(default = 80)</text:span></text:p>
      <text:p text:style-name="P16"><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6"/>
      <text:p text:style-name="P17">cg_lodScale <text:span text:style-name="T11">(default = 5)</text:span></text:p>
      <text:p text:style-name="P16">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6"/>
      <text:p text:style-name="P16"><text:span text:style-name="T12">cg_marks</text:span> (default = 1)</text:p>
      <text:p text:style-name="P16">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6"/>
      <text:p text:style-name="P16"><text:span text:style-name="T12">cg_paintballMode</text:span> (default = 0)</text:p>
      <text:p text:style-name="P16">When cg_paintballMode is set to 1 all the wall marks (the black splotches left by bullets and rocket impacts) will be drawn in a wide variety of cheerful colors rather than plain old black. Enable when you're in a crazy happy mood. This setting can also be enabled/disabled through the game options menu.</text:p>
      <text:p text:style-name="P16"/>
      <text:p text:style-name="P16"><text:span text:style-name="T12">g_debugBotspawns</text:span> (default = 1)</text:p>
      <text:p text:style-name="P16">Normally all console messages are suppressed while a bot is being spawned by a target_botspawn. The Quake 3 engine logs some messages to the console when adding a bot to the game and these are suppressed. By setting g_debugBotspawns to 1 (this can only be done when cheats are enabled) these messages are no longer suppressed, allowing a level designer to <text:soft-page-break/>see exactly when each bot is loaded and added to the game.</text:p>
      <text:p text:style-name="P16"/>
      <text:p text:style-name="P16"><text:span text:style-name="T12">g_debugCameras</text:span> (default = 0)</text:p>
      <text:p text:style-name="P16">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6"/>
      <text:p text:style-name="P21">\condump console.txt</text:p>
      <text:p text:style-name="P16"/>
      <text:p text:style-name="P16">The file will contain a few lines with information for each info_camera present in the map:</text:p>
      <text:p text:style-name="P16"/>
      <text:p text:style-name="P21">----g_debugCameras----<text:line-break/> cutscene: 74<text:line-break/> origin (-192 16 192)<text:line-break/> angles (-352 9 0)<text:line-break/> wait: 4.000000<text:line-break/> pan: 1<text:line-break/> target: cpos1<text:line-break/> target2: c2<text:line-break/> targetname: c1<text:line-break/> targetname2: (null)</text:p>
      <text:p text:style-name="P21"/>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2">g_debugVariables</text:span> (default = 0)</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7"><text:span text:style-name="T12">g_listEntity</text:span> (default = 0)</text:p>
      <text:p text:style-name="P7">The g_listEntity cvar is an existing cvar that has been slightly altered. The first change is that the cvar is now cheat protected, so it can no longer be used to get preliminary insight in the contents of the level. The second change is that it accepts both “1” and “2” as values now. When the cvar is set to 1, it works as it previously did and it lists the classnames associated with all 1024 available entity slots. When set to 2, it will list only the entity slots that actually have an in-use entity inside them. In both cases though, it will print out the number of in-use entities.</text:p>
      <text:p text:style-name="P7"/>
      <text:p text:style-name="P7">g_listEntity is a good tool to determine if the player of your map is likely to hit an entity limit. There's a global limit of 1024 entities that can be present in the game at once. This is a hard limit that Quake 3 imposes.</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text:p>
      <text:p text:style-name="P9"><text:soft-page-break/>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
      <text:p text:style-name="P9">It allows level designers to instantly jump to the part of the map they're working on or, when used in combination with “noclip”, to create screenshots with interesting angles (most notably the camera <text:span text:style-name="T8">roll</text:span> value) or to create comparison shots from the exact same location between different builds of the map. Use the “position” command to find your current 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12-01T09:34:23.79</dc:date>
    <meta:editing-duration>PT20H51M8S</meta:editing-duration>
    <meta:editing-cycles>287</meta:editing-cycles>
    <meta:generator>LibreOffice/3.3$Win32 LibreOffice_project/330m19$Build-202</meta:generator>
    <meta:document-statistic meta:table-count="0" meta:image-count="14" meta:object-count="0" meta:page-count="33" meta:paragraph-count="631" meta:word-count="13416" meta:character-count="77279"/>
  </office:meta>
</office:document-meta>
</file>